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6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17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20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21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2" style:family="paragraph" style:parent-style-name="Table_20_Contents">
      <style:text-properties style:text-line-through-style="none" style:text-line-through-type="none" style:font-name="Bahnschrift" fo:font-size="8pt" fo:language="en" fo:country="AU" officeooo:rsid="003dc3ae" officeooo:paragraph-rsid="003dc3ae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349647543728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349647557872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8" office:value-type="string">
            <text:p text:style-name="P15">- <text:span text:style-name="T12">Create Back button function</text:span></text:p>
            <text:p text:style-name="P15">- <text:span text:style-name="T12">Create Print function</text:span></text:p>
            <text:p text:style-name="P15">- <text:span text:style-name="T12">Add Step Ladder Content</text:span></text:p>
            <text:p text:style-name="P15">- <text:span text:style-name="T12">Add Stair Content</text:span></text:p>
            <text:p text:style-name="P17">- <text:span text:style-name="T17">Add Background Img</text:span></text:p>
            <text:p text:style-name="P17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16">Bug<text:span text:style-name="T27">#1</text:span> </text:p>
            <text:p text:style-name="P16">- After calculate, click another tab won’t reset result field</text:p>
            <text:p text:style-name="P16"/>
            <text:p text:style-name="P22">Bug#2</text:p>
            <text:p text:style-name="P22">- Print not hiding tab content</text:p>
          </table:table-cell>
        </table:table-row>
        <table:table-row table:style-name="TableLine2349647558960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349647546992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349647558144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349647545360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2349647552976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6"><text:span text:style-name="T27">- Fix Bug#1</text:span>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2349647559504">
          <table:table-cell table:style-name="Table1.A1" office:value-type="string">
            <text:p text:style-name="P19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6"/>
          </table:table-cell>
          <table:covered-table-cell/>
        </table:table-row>
        <table:table-row table:style-name="TableLine2349647559504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4">- <text:span text:style-name="T31">Fix Bug#2</text:span></text:p>
            <text:p text:style-name="P14">- <text:span text:style-name="T31">Add Background Img</text:span></text:p>
            <text:p text:style-name="P14">- <text:span text:style-name="T31">Add Dwg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9T01:13:17.820000000</dc:date>
    <meta:editing-duration>P3DT10H7M39S</meta:editing-duration>
    <meta:editing-cycles>46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64" meta:word-count="260" meta:character-count="1410" meta:non-whitespace-character-count="1211"/>
  </office:meta>
</office:document-meta>
</file>